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6"/>
          <table:table-cell table:style-name="ce15"/>
          <table:table-cell table:style-name="ce10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7"/>
          <table:table-cell table:style-name="ce10" table:number-columns-repeated="1023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3:.B53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4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58:.B59])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102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1020"/>
        </table:table-row>
        <table:table-row table:style-name="ro1">
          <table:table-cell office:value-type="string">
            <text:p>PIC (Awake – HFINTOSC)</text:p>
          </table:table-cell>
          <table:table-cell table:formula="of:=[.B60]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4:.B66])" office:value-type="float" office:value="4735.24">
            <text:p>47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Comparator Reference curren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At 3.5V, minimum resistor value; at 3V, maximum resistor value, this is about 70uA, which is just enough for the Zener</text:p>
          </table:table-cell>
          <table:table-cell table:number-columns-repeated="102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022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71:.B85])" office:value-type="float" office:value="339.12">
            <text:p>339.1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Motor driver, Bypass, Contrast and Pin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4]" office:value-type="float" office:value="126.94">
            <text:p>126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0]" office:value-type="float" office:value="1776.94">
            <text:p>1776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7] + [.B86]) / [.B14]" office:value-type="float" office:value="6493.93">
            <text:p>6493.93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7] + [.B86] + 1000 * ([.B90] + [.B94])) / [.B24]" office:value-type="float" office:value="635318.93">
            <text:p>635318.93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99]" office:value-type="string" office:string-value="Low Power State (Default)">
            <text:p>Low Power State (Default)</text:p>
          </table:table-cell>
          <table:table-cell table:style-name="ce2" table:formula="of:=[.B99]" office:value-type="float" office:value="126.94">
            <text:p>126.94</text:p>
          </table:table-cell>
          <table:table-cell table:style-name="ce2" table:formula="of:=3600 * 24 - SUM([.C107:.C116])" office:value-type="float" office:value="86208.6540540541">
            <text:p>86208.6540540541</text:p>
          </table:table-cell>
          <table:table-cell table:formula="of:=([.B106] / 1000) * ([.C106] / 3600)" office:value-type="float" office:value="3.03981292933934">
            <text:p>3.039812929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0]" office:value-type="float" office:value="1776.94">
            <text:p>1776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07] / 1000) * ([.C107] / 3600)" office:value-type="float" office:value="0.00266541">
            <text:p>0.0026654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1]" office:value-type="float" office:value="6493.93">
            <text:p>6493.93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8] / 1000) * ([.C108] / 3600)" office:value-type="float" office:value="0.263267432432432">
            <text:p>0.2632674324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2]" office:value-type="float" office:value="635318.93">
            <text:p>635318.93</text:p>
          </table:table-cell>
          <table:table-cell table:formula="of:=2 * 20" office:value-type="float" office:value="40">
            <text:p>40</text:p>
          </table:table-cell>
          <table:table-cell table:formula="of:=([.B109] / 1000) * ([.C109] / 3600)" office:value-type="float" office:value="7.05909922222222">
            <text:p>7.0590992222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10] / 1000) * ([.C110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1] / 1000) * ([.C111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5] / 1000) * ([.C11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6] / 1000) * ([.C11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7] / SUM([.D106:.D116])" office:value-type="float" office:value="347.327914897527">
            <text:p>347.327914897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8] / 365.25" office:value-type="float" office:value="0.950932005195144">
            <text:p>0.9509320052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1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1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82">
            <text:p>3.10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908.2">
            <text:p>2908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1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1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1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1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7"/>
          <table:table-cell table:number-columns-repeated="1022"/>
        </table:table-row>
        <table:table-row table:style-name="ro1">
          <table:table-cell table:style-name="ce4" office:value-type="string">
            <text:p>Min VREF (V)</text:p>
          </table:table-cell>
          <table:table-cell table:style-name="ce17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x VREF (V)</text:p>
          </table:table-cell>
          <table:table-cell table:style-name="ce17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mparator Input Offset (mV)</text:p>
          </table:table-cell>
          <table:table-cell table:style-name="ce17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14/07/2016</text:date>, <text:time>21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14T21:11:09</dc:date>
    <dc:creator>Pete Restall</dc:creator>
    <meta:editing-duration>P3DT11H8M26S</meta:editing-duration>
    <meta:editing-cycles>345</meta:editing-cycles>
    <meta:generator>OpenOffice.org/3.3$Unix OpenOffice.org_project/330m20$Build-9567</meta:generator>
    <meta:document-statistic meta:table-count="8" meta:cell-count="691" meta:object-count="0"/>
  </office:meta>
</office:document-meta>
</file>